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4.0898in"/>
    </style:style>
    <style:style style:name="co5" style:family="table-column">
      <style:table-column-properties fo:break-before="auto" style:column-width="9.675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6" table:default-cell-style-name="ce2"/>
        <table:table-row table:style-name="ro2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con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con.f</text:p>
          </table:table-cell>
          <table:table-cell table:style-name="ce3" office:value-type="string">
            <text:p>estimates the reciprocal of the condition number of a general real matrix</text:p>
          </table:table-cell>
          <table:table-cell table:formula="of:=92+[.A1]+220" office:value-type="float" office:value="313">
            <text:p>313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con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con.f</text:p>
          </table:table-cell>
          <table:table-cell table:style-name="ce3" office:value-type="string">
            <text:p>estimates the reciprocal of the condition number of a general real matrix</text:p>
          </table:table-cell>
          <table:table-cell table:formula="of:=92+[.A2]+220" office:value-type="float" office:value="314">
            <text:p>314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con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con.f</text:p>
          </table:table-cell>
          <table:table-cell table:style-name="ce3" office:value-type="string">
            <text:p>estimates the reciprocal of the condition number of a general complex matrix</text:p>
          </table:table-cell>
          <table:table-cell table:formula="of:=92+[.A3]+220" office:value-type="float" office:value="315">
            <text:p>315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con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con.f</text:p>
          </table:table-cell>
          <table:table-cell table:style-name="ce3" office:value-type="string">
            <text:p>estimates the reciprocal of the condition number of a general complex matrix</text:p>
          </table:table-cell>
          <table:table-cell table:formula="of:=92+[.A4]+220" office:value-type="float" office:value="316">
            <text:p>316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con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con.f</text:p>
          </table:table-cell>
          <table:table-cell table:style-name="ce3" office:value-type="string">
            <text:p>estimates the reciprocal of the condition number of a real general band matrix</text:p>
          </table:table-cell>
          <table:table-cell table:formula="of:=92+[.A5]+220" office:value-type="float" office:value="317">
            <text:p>317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con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con.f</text:p>
          </table:table-cell>
          <table:table-cell table:style-name="ce3" office:value-type="string">
            <text:p>estimates the reciprocal of the condition number of a real general band matrix</text:p>
          </table:table-cell>
          <table:table-cell table:formula="of:=92+[.A6]+220" office:value-type="float" office:value="318">
            <text:p>318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con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con.f</text:p>
          </table:table-cell>
          <table:table-cell table:style-name="ce3" office:value-type="string">
            <text:p>estimates the reciprocal of the condition number of a complex general band matrix</text:p>
          </table:table-cell>
          <table:table-cell table:formula="of:=92+[.A7]+220" office:value-type="float" office:value="319">
            <text:p>31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con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16/zgbcon.f">http://www.netlib.org/lapack/complex16/zgbcon.f</text:a></text:p>
          </table:table-cell>
          <table:table-cell table:style-name="ce3" office:value-type="string">
            <text:p>estimates the reciprocal of the condition number of a complex general band matrix</text:p>
          </table:table-cell>
          <table:table-cell table:formula="of:=92+[.A8]+220" office:value-type="float" office:value="320">
            <text:p>320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con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con.f</text:p>
          </table:table-cell>
          <table:table-cell table:style-name="ce3" office:value-type="string">
            <text:p>estimates the reciprocal of the condition number of a real tridiagonal matrix A using LU </text:p>
          </table:table-cell>
          <table:table-cell table:formula="of:=92+[.A9]+220" office:value-type="float" office:value="321">
            <text:p>321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con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con.f</text:p>
          </table:table-cell>
          <table:table-cell table:style-name="ce3" office:value-type="string">
            <text:p>estimates the reciprocal of the condition number of a real tridiagonal matrix A using LU </text:p>
          </table:table-cell>
          <table:table-cell table:formula="of:=92+[.A10]+220" office:value-type="float" office:value="322">
            <text:p>322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con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con.f</text:p>
          </table:table-cell>
          <table:table-cell table:style-name="ce3" office:value-type="string">
            <text:p>estimates the reciprocal of the condition number of a complex tridiagonal matrix A using LU</text:p>
          </table:table-cell>
          <table:table-cell table:formula="of:=92+[.A11]+220" office:value-type="float" office:value="323">
            <text:p>323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con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con.f</text:p>
          </table:table-cell>
          <table:table-cell table:style-name="ce3" office:value-type="string">
            <text:p>estimates the reciprocal of the condition number of a complex tridiagonal matrix A using LU </text:p>
          </table:table-cell>
          <table:table-cell table:formula="of:=92+[.A12]+220" office:value-type="float" office:value="324">
            <text:p>324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pocon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con.f</text:p>
          </table:table-cell>
          <table:table-cell table:style-name="ce3" office:value-type="string">
            <text:p>estimates the reciprocal of the condition number (in the 1-norm) of a real symmetric positive definite matrix using Cholesky</text:p>
          </table:table-cell>
          <table:table-cell table:formula="of:=92+[.A13]+220" office:value-type="float" office:value="325">
            <text:p>325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ocon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con.f</text:p>
          </table:table-cell>
          <table:table-cell table:style-name="ce3" office:value-type="string">
            <text:p>estimates the reciprocal of the condition number (in the 1-norm) of a real symmetric positive definite matrix using Cholesky</text:p>
          </table:table-cell>
          <table:table-cell table:formula="of:=92+[.A14]+220" office:value-type="float" office:value="326">
            <text:p>326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pocon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con.f</text:p>
          </table:table-cell>
          <table:table-cell table:style-name="ce3" office:value-type="string">
            <text:p>estimates the reciprocal of the condition number (in the 1-norm) of a complex Hermitian positive definite matrix using Cholesky</text:p>
          </table:table-cell>
          <table:table-cell table:formula="of:=92+[.A15]+220" office:value-type="float" office:value="327">
            <text:p>327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pocon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16/zpocon">http://www.netlib.org/lapack/complex16/zpocon</text:a>.f</text:p>
          </table:table-cell>
          <table:table-cell table:style-name="ce3" office:value-type="string">
            <text:p>estimates the reciprocal of the condition number (in the 1-norm) of a complex Hermitian positive definite matrix using Cholesky</text:p>
          </table:table-cell>
          <table:table-cell table:formula="of:=92+[.A16]+220" office:value-type="float" office:value="328">
            <text:p>328</text:p>
          </table:table-cell>
          <table:table-cell table:number-columns-repeated="1015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pcon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single/sppcon">http://www.netlib.org/lapack/single/sppcon</text:a>.f</text:p>
          </table:table-cell>
          <table:table-cell table:style-name="ce3" office:value-type="string">
            <text:p>estimates the reciprocal of the condition number (in the 1-norm) of a real symmetric positive definite packed matrix using Cholesky</text:p>
          </table:table-cell>
          <table:table-cell table:formula="of:=92+[.A17]+220" office:value-type="float" office:value="329">
            <text:p>329</text:p>
          </table:table-cell>
          <table:table-cell table:number-columns-repeated="1015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pcon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con.f</text:p>
          </table:table-cell>
          <table:table-cell table:style-name="ce3" office:value-type="string">
            <text:p>estimates the reciprocal of the condition number (in the 1-norm) of a real symmetric positive definite packed matrix using Cholesky </text:p>
          </table:table-cell>
          <table:table-cell table:formula="of:=92+[.A18]+220" office:value-type="float" office:value="330">
            <text:p>330</text:p>
          </table:table-cell>
          <table:table-cell table:number-columns-repeated="1015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pcon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con.f</text:p>
          </table:table-cell>
          <table:table-cell table:style-name="ce3" office:value-type="string">
            <text:p>estimates the reciprocal of the condition number (in the 1-norm) of a complex Hermitian positive definite packed matrix using Cholesky</text:p>
          </table:table-cell>
          <table:table-cell table:formula="of:=92+[.A19]+220" office:value-type="float" office:value="331">
            <text:p>331</text:p>
          </table:table-cell>
          <table:table-cell table:number-columns-repeated="1015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pcon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16/">http://www.netlib.org/lapack/complex16/</text:a>zppcon.f</text:p>
          </table:table-cell>
          <table:table-cell table:style-name="ce3" office:value-type="string">
            <text:p>estimates the reciprocal of the condition number (in the 1-norm) of a complex Hermitian positive definite packed matrix using Cholesky </text:p>
          </table:table-cell>
          <table:table-cell table:formula="of:=92+[.A20]+220" office:value-type="float" office:value="332">
            <text:p>332</text:p>
          </table:table-cell>
          <table:table-cell table:number-columns-repeated="1015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con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single/spbcon">http://www.netlib.org/lapack/single/spbcon</text:a>.f</text:p>
          </table:table-cell>
          <table:table-cell table:style-name="ce3" office:value-type="string">
            <text:p>estimates the reciprocal of the condition number (in the 1-norm) of a real symmetric positive definite banded matrix using Cholesky</text:p>
          </table:table-cell>
          <table:table-cell table:formula="of:=92+[.A21]+220" office:value-type="float" office:value="333">
            <text:p>333</text:p>
          </table:table-cell>
          <table:table-cell table:number-columns-repeated="1015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con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con.f</text:p>
          </table:table-cell>
          <table:table-cell table:style-name="ce3" office:value-type="string">
            <text:p>estimates the reciprocal of the condition number (in the 1-norm) of a real symmetric positive definite banded matrix using Cholesky</text:p>
          </table:table-cell>
          <table:table-cell table:formula="of:=92+[.A22]+220" office:value-type="float" office:value="334">
            <text:p>334</text:p>
          </table:table-cell>
          <table:table-cell table:number-columns-repeated="1015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con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/cpbcon">http://www.netlib.org/lapack/complex/cpbcon</text:a>.f</text:p>
          </table:table-cell>
          <table:table-cell table:style-name="ce3" office:value-type="string">
            <text:p>estimates the reciprocal of the condition number (in the 1-norm) of a complex Hermitian positive definite banded matrix using Cholesky</text:p>
          </table:table-cell>
          <table:table-cell table:formula="of:=92+[.A23]+220" office:value-type="float" office:value="335">
            <text:p>335</text:p>
          </table:table-cell>
          <table:table-cell table:number-columns-repeated="1015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con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16/zpbcon">http://www.netlib.org/lapack/complex16/zpbcon</text:a>.f</text:p>
          </table:table-cell>
          <table:table-cell table:style-name="ce3" office:value-type="string">
            <text:p>estimates the reciprocal of the condition number (in the 1-norm) of a complex Hermitian positive definite banded matrix using Cholesky </text:p>
          </table:table-cell>
          <table:table-cell table:formula="of:=92+[.A24]+220" office:value-type="float" office:value="336">
            <text:p>336</text:p>
          </table:table-cell>
          <table:table-cell table:number-columns-repeated="1015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tcon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<text:a xlink:href="http://www.netlib.org/lapack/single/">http://www.netlib.org/lapack/single/</text:a>sptcon.f</text:p>
          </table:table-cell>
          <table:table-cell table:style-name="ce3" office:value-type="string">
            <text:p>estimates the reciprocal of the condition number (in the 1-norm) of a real symmetric positive definite tridiagonal matrix using Cholesky</text:p>
          </table:table-cell>
          <table:table-cell table:formula="of:=92+[.A25]+220" office:value-type="float" office:value="337">
            <text:p>337</text:p>
          </table:table-cell>
          <table:table-cell table:number-columns-repeated="1015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tcon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con.f</text:p>
          </table:table-cell>
          <table:table-cell table:style-name="ce3" office:value-type="string">
            <text:p>estimates the reciprocal of the condition number (in the 1-norm) of a real symmetric positive definite tridiagonal matrix using Cholesky</text:p>
          </table:table-cell>
          <table:table-cell table:formula="of:=92+[.A26]+220" office:value-type="float" office:value="338">
            <text:p>338</text:p>
          </table:table-cell>
          <table:table-cell table:number-columns-repeated="1015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tcon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<text:a xlink:href="http://www.netlib.org/lapack/complex/">http://www.netlib.org/lapack/complex/</text:a>cptcon.f</text:p>
          </table:table-cell>
          <table:table-cell table:style-name="ce3" office:value-type="string">
            <text:p>estimates the reciprocal of the condition number (in the 1-norm) of a complex Hermitian positive definite tridiagonal matrix using Cholesky</text:p>
          </table:table-cell>
          <table:table-cell table:formula="of:=92+[.A27]+220" office:value-type="float" office:value="339">
            <text:p>339</text:p>
          </table:table-cell>
          <table:table-cell table:number-columns-repeated="1015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tcon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<text:a xlink:href="http://www.netlib.org/lapack/complex16/">http://www.netlib.org/lapack/complex16/</text:a>zptcon.f</text:p>
          </table:table-cell>
          <table:table-cell table:style-name="ce3" office:value-type="string">
            <text:p>estimates the reciprocal of the condition number (in the 1-norm) of a complex Hermitian positive definite tridiagonal matrix using Cholesky</text:p>
          </table:table-cell>
          <table:table-cell table:formula="of:=92+[.A28]+220" office:value-type="float" office:value="340">
            <text:p>340</text:p>
          </table:table-cell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</text:p>
          </table:table-cell>
          <table:table-cell office:value-type="string">
            <text:p>hecon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con.f</text:p>
          </table:table-cell>
          <table:table-cell table:style-name="ce3" office:value-type="string">
            <text:p>estimates the reciprocal of the condition number of a complex Hermitian matrix A using A = U*D*U**H or A = L*D*L**H</text:p>
          </table:table-cell>
          <table:table-cell table:formula="of:=92+[.A29]+220" office:value-type="float" office:value="341">
            <text:p>341</text:p>
          </table:table-cell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z</text:p>
          </table:table-cell>
          <table:table-cell office:value-type="string">
            <text:p>hecon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16/zhecon">http://www.netlib.org/lapack/complex16/zhecon</text:a>.f</text:p>
          </table:table-cell>
          <table:table-cell table:style-name="ce3" office:value-type="string">
            <text:p>estimates the reciprocal of the condition number of a complex Hermitian matrix A using A = U*D*U**H or A = L*D*L**H</text:p>
          </table:table-cell>
          <table:table-cell table:formula="of:=92+[.A30]+220" office:value-type="float" office:value="342">
            <text:p>342</text:p>
          </table:table-cell>
          <table:table-cell table:number-columns-repeated="1015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s</text:p>
          </table:table-cell>
          <table:table-cell office:value-type="string">
            <text:p>sycon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single/">http://www.netlib.org/lapack/single/</text:a>ssycon.f</text:p>
          </table:table-cell>
          <table:table-cell table:style-name="ce3" office:value-type="string">
            <text:p>estimates the reciprocal of the condition number (in the 1-norm) of a real symmetric matrix A using A = U*D*U**T or A = L*D*L**T</text:p>
          </table:table-cell>
          <table:table-cell table:formula="of:=92+[.A31]+220" office:value-type="float" office:value="343">
            <text:p>343</text:p>
          </table:table-cell>
          <table:table-cell table:number-columns-repeated="1015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d</text:p>
          </table:table-cell>
          <table:table-cell office:value-type="string">
            <text:p>sycon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con.f</text:p>
          </table:table-cell>
          <table:table-cell table:style-name="ce3" office:value-type="string">
            <text:p>estimates the reciprocal of the condition number (in the 1-norm) of a real symmetric matrix A using A = U*D*U**T or A = L*D*L**T</text:p>
          </table:table-cell>
          <table:table-cell table:formula="of:=92+[.A32]+220" office:value-type="float" office:value="344">
            <text:p>344</text:p>
          </table:table-cell>
          <table:table-cell table:number-columns-repeated="1015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office:value-type="string">
            <text:p>sycon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con.f</text:p>
          </table:table-cell>
          <table:table-cell table:style-name="ce3" office:value-type="string">
            <text:p>estimates the reciprocal of the condition number (in the 1-norm) of a complex symmetric matrix A using A = U*D*U**T or A = L*D*L**T</text:p>
          </table:table-cell>
          <table:table-cell table:formula="of:=92+[.A33]+220" office:value-type="float" office:value="345">
            <text:p>345</text:p>
          </table:table-cell>
          <table:table-cell table:number-columns-repeated="1015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z</text:p>
          </table:table-cell>
          <table:table-cell office:value-type="string">
            <text:p>sycon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16/zsycon">http://www.netlib.org/lapack/complex16/zsycon</text:a>.f</text:p>
          </table:table-cell>
          <table:table-cell table:style-name="ce3" office:value-type="string">
            <text:p>estimates the reciprocal of the condition number (in the 1-norm) of a complex symmetric matrix A using A = U*D*U**T or A = L*D*L**T</text:p>
          </table:table-cell>
          <table:table-cell table:formula="of:=92+[.A34]+220" office:value-type="float" office:value="346">
            <text:p>346</text:p>
          </table:table-cell>
          <table:table-cell table:number-columns-repeated="1015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s</text:p>
          </table:table-cell>
          <table:table-cell office:value-type="string">
            <text:p>spcon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con.f</text:p>
          </table:table-cell>
          <table:table-cell table:style-name="ce3" office:value-type="string">
            <text:p>estimates the reciprocal of the condition number (in the 1-norm) of a real symmetric packed matrix A using A = U*D*U**T or A = L*D*L**T </text:p>
          </table:table-cell>
          <table:table-cell table:formula="of:=92+[.A35]+220" office:value-type="float" office:value="347">
            <text:p>347</text:p>
          </table:table-cell>
          <table:table-cell table:number-columns-repeated="1015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d</text:p>
          </table:table-cell>
          <table:table-cell office:value-type="string">
            <text:p>spcon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double/dspcon">http://www.netlib.org/lapack/double/dspcon</text:a>.f</text:p>
          </table:table-cell>
          <table:table-cell table:style-name="ce3" office:value-type="string">
            <text:p>estimates the reciprocal of the condition number (in the 1-norm) of a real symmetric packed matrix A using A = U*D*U**T or A = L*D*L**T </text:p>
          </table:table-cell>
          <table:table-cell table:formula="of:=92+[.A36]+220" office:value-type="float" office:value="348">
            <text:p>348</text:p>
          </table:table-cell>
          <table:table-cell table:number-columns-repeated="1015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c</text:p>
          </table:table-cell>
          <table:table-cell office:value-type="string">
            <text:p>spcon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con.f</text:p>
          </table:table-cell>
          <table:table-cell table:style-name="ce3" office:value-type="string">
            <text:p>estimates the reciprocal of the condition number (in the 1-norm) of a complex symmetric packed matrix A using A = U*D*U**T or A = L*D*L**T</text:p>
          </table:table-cell>
          <table:table-cell table:formula="of:=92+[.A37]+220" office:value-type="float" office:value="349">
            <text:p>349</text:p>
          </table:table-cell>
          <table:table-cell table:number-columns-repeated="1015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z</text:p>
          </table:table-cell>
          <table:table-cell office:value-type="string">
            <text:p>spcon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16/zspcon">http://www.netlib.org/lapack/complex16/zspcon</text:a>.f</text:p>
          </table:table-cell>
          <table:table-cell table:style-name="ce3" office:value-type="string">
            <text:p>estimates the reciprocal of the condition number (in the 1-norm) of a complex symmetric packed matrix A using A = U*D*U**T or A = L*D*L**T</text:p>
          </table:table-cell>
          <table:table-cell table:formula="of:=92+[.A38]+220" office:value-type="float" office:value="350">
            <text:p>350</text:p>
          </table:table-cell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hpcon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con.f</text:p>
          </table:table-cell>
          <table:table-cell table:style-name="ce3" office:value-type="string">
            <text:p>estimates the reciprocal of the condition number of a complex Hermitian packed matrix A using A = U*D*U**H or A = L*D*L**H</text:p>
          </table:table-cell>
          <table:table-cell table:formula="of:=92+[.A39]+220" office:value-type="float" office:value="351">
            <text:p>351</text:p>
          </table:table-cell>
          <table:table-cell table:number-columns-repeated="101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hpcon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16/zhpcon">http://www.netlib.org/lapack/complex16/zhpcon</text:a>.f</text:p>
          </table:table-cell>
          <table:table-cell table:style-name="ce3" office:value-type="string">
            <text:p>estimates the reciprocal of the condition number of a complex Hermitian packed matrix A using A = U*D*U**H or A = L*D*L**H</text:p>
          </table:table-cell>
          <table:table-cell table:formula="of:=92+[.A40]+220" office:value-type="float" office:value="352">
            <text:p>352</text:p>
          </table:table-cell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trco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con.f</text:p>
          </table:table-cell>
          <table:table-cell table:style-name="ce3" office:value-type="string">
            <text:p>estimates the reciprocal of the condition number of a triangular matrix A, in either the 1-norm or the infinity-norm</text:p>
          </table:table-cell>
          <table:table-cell table:formula="of:=92+[.A41]+220" office:value-type="float" office:value="353">
            <text:p>353</text:p>
          </table:table-cell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trco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con.f</text:p>
          </table:table-cell>
          <table:table-cell table:style-name="ce3" office:value-type="string">
            <text:p>estimates the reciprocal of the condition number of a triangular matrix A, in either the 1-norm or the infinity-norm</text:p>
          </table:table-cell>
          <table:table-cell table:formula="of:=92+[.A42]+220" office:value-type="float" office:value="354">
            <text:p>354</text:p>
          </table:table-cell>
          <table:table-cell table:number-columns-repeated="101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trco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con.f</text:p>
          </table:table-cell>
          <table:table-cell table:style-name="ce3" office:value-type="string">
            <text:p>estimates the reciprocal of the condition number of a triangular matrix A, in either the 1-norm or the infinity-norm.</text:p>
          </table:table-cell>
          <table:table-cell table:formula="of:=92+[.A43]+220" office:value-type="float" office:value="355">
            <text:p>355</text:p>
          </table:table-cell>
          <table:table-cell table:number-columns-repeated="101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trco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16/ztrcon">http://www.netlib.org/lapack/complex16/ztrcon</text:a>.f</text:p>
          </table:table-cell>
          <table:table-cell table:style-name="ce3" office:value-type="string">
            <text:p>estimates the reciprocal of the condition number of a triangular matrix A, in either the 1-norm or the infinity-norm.</text:p>
          </table:table-cell>
          <table:table-cell table:formula="of:=92+[.A44]+220" office:value-type="float" office:value="356">
            <text:p>356</text:p>
          </table:table-cell>
          <table:table-cell table:number-columns-repeated="101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tbcon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single/stbcon">http://www.netlib.org/lapack/single/stbcon</text:a>.f</text:p>
          </table:table-cell>
          <table:table-cell table:style-name="ce3" office:value-type="string">
            <text:p>estimates the reciprocal of the condition number of a triangular band matrix A, in either the 1-norm or the infinity-norm</text:p>
          </table:table-cell>
          <table:table-cell table:formula="of:=92+[.A45]+220" office:value-type="float" office:value="357">
            <text:p>357</text:p>
          </table:table-cell>
          <table:table-cell table:number-columns-repeated="101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tbcon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double/dtbcon.f</text:p>
          </table:table-cell>
          <table:table-cell table:style-name="ce3" office:value-type="string">
            <text:p>estimates the reciprocal of the condition number of a triangular band matrix A, in either the 1-norm or the infinity-norm</text:p>
          </table:table-cell>
          <table:table-cell table:formula="of:=92+[.A46]+220" office:value-type="float" office:value="358">
            <text:p>358</text:p>
          </table:table-cell>
          <table:table-cell table:number-columns-repeated="101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tbcon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/">http://www.netlib.org/lapack/complex/</text:a>ctbcon.f</text:p>
          </table:table-cell>
          <table:table-cell table:style-name="ce3" office:value-type="string">
            <text:p>estimates the reciprocal of the condition number of a triangular band matrix A, in either the 1-norm or the infinity-norm</text:p>
          </table:table-cell>
          <table:table-cell table:formula="of:=92+[.A47]+220" office:value-type="float" office:value="359">
            <text:p>359</text:p>
          </table:table-cell>
          <table:table-cell table:number-columns-repeated="101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tbcon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complex16/ztbcon.f</text:p>
          </table:table-cell>
          <table:table-cell table:style-name="ce3" office:value-type="string">
            <text:p>estimates the reciprocal of the condition number of a triangular band matrix A, in either the 1-norm or the infinity-norm</text:p>
          </table:table-cell>
          <table:table-cell table:formula="of:=92+[.A48]+220" office:value-type="float" office:value="360">
            <text:p>360</text:p>
          </table:table-cell>
          <table:table-cell table:number-columns-repeated="101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tpcon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single/stpcon">http://www.netlib.org/lapack/single/stpcon</text:a>.f</text:p>
          </table:table-cell>
          <table:table-cell table:style-name="ce3" office:value-type="string">
            <text:p>estimates the reciprocal of the condition number of a triangular packed matrix A, in either the 1-norm or the infinity-norm</text:p>
          </table:table-cell>
          <table:table-cell table:formula="of:=92+[.A49]+220" office:value-type="float" office:value="361">
            <text:p>361</text:p>
          </table:table-cell>
          <table:table-cell table:number-columns-repeated="101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tpcon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double/dtpcon.f</text:p>
          </table:table-cell>
          <table:table-cell table:style-name="ce3" office:value-type="string">
            <text:p>estimates the reciprocal of the condition number of a triangular packed matrix A, in either the 1-norm or the infinity-norm</text:p>
          </table:table-cell>
          <table:table-cell table:formula="of:=92+[.A50]+220" office:value-type="float" office:value="362">
            <text:p>362</text:p>
          </table:table-cell>
          <table:table-cell table:number-columns-repeated="101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tpcon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/">http://www.netlib.org/lapack/complex/</text:a>ctpcon.f</text:p>
          </table:table-cell>
          <table:table-cell table:style-name="ce3" office:value-type="string">
            <text:p>estimates the reciprocal of the condition number of a triangular packed matrix A, in either the 1-norm or the infinity-norm</text:p>
          </table:table-cell>
          <table:table-cell table:formula="of:=92+[.A51]+220" office:value-type="float" office:value="363">
            <text:p>363</text:p>
          </table:table-cell>
          <table:table-cell table:number-columns-repeated="101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tpcon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16/ztpcon.f</text:p>
          </table:table-cell>
          <table:table-cell table:style-name="ce3" office:value-type="string">
            <text:p>estimates the reciprocal of the condition number of a triangular packed matrix A, in either the 1-norm or the infinity-norm</text:p>
          </table:table-cell>
          <table:table-cell table:formula="of:=92+[.A52]+220" office:value-type="float" office:value="364">
            <text:p>364</text:p>
          </table:table-cell>
          <table:table-cell table:number-columns-repeated="1015"/>
        </table:table-row>
        <table:table-row table:style-name="ro2" table:number-rows-repeated="104852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4:5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8-30T16:51:48</meta:creation-date>
    <dc:date>2011-11-15T14:54:18</dc:date>
    <dc:creator>Sa-Lin Bernstein</dc:creator>
    <meta:editing-duration>PT21H04M14S</meta:editing-duration>
    <meta:editing-cycles>73</meta:editing-cycles>
    <meta:generator>OpenOffice.org/3.2$Unix OpenOffice.org_project/320m12$Build-9483</meta:generator>
    <meta:document-statistic meta:table-count="3" meta:cell-count="416" meta:object-count="0"/>
  </office:meta>
</office:document-meta>
</file>